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LLAVILLA, GRACIELA MARLEN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965215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033834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LLAVILLA, GRACIELA MARLE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521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ROCIO VALDEZ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52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1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6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36913415</text:p>
          </table:table-cell>
          <table:table-cell table:style-name="Tabla2.A2" office:value-type="string">
            <text:p text:style-name="P7">35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ROCIO VALDEZ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9:38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